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f1419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officeooo:rsid="000f14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roducción.</text:p>
      <text:p text:style-name="P1">League <text:span text:style-name="T1">control</text:span> es un <text:span text:style-name="T1">software</text:span> el cual <text:span text:style-name="T1">será diseñado </text:span>para crear y mantener el orden de una liga de futbol, en ella se puede llevar el control de los jugadores o del equipo en general, en este programa se podrá registrar a los jugadores y a los equipos, pero al mismo tiempo se podrá consultar dichos datos . Este programa nos ayudara a mantenernos informados en todo momento de la liga y de cómo va nuestro equipo favorito.</text:p>
      <text:p text:style-name="P2"><text:span text:style-name="T1">El software esta pensado para una pequeña liga de futbol de la ciudad de Miahuatlán, este proyecto tiene como fin el facilitar el trabajo a los administradores de la liga. El programa ofrecido aparte de facilitar eliminara errores de las personas, porque ya no será necesario llevar un control a lápiz y pape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ber</meta:initial-creator>
    <meta:editing-cycles>6</meta:editing-cycles>
    <meta:creation-date>2021-10-29T14:07:00</meta:creation-date>
    <dc:date>2021-10-29T16:40:35.928853880</dc:date>
    <meta:editing-duration>PT1H8M3S</meta:editing-duration>
    <meta:generator>LibreOffice/6.4.7.2$Linux_X86_64 LibreOffice_project/40$Build-2</meta:generator>
    <meta:document-statistic meta:table-count="0" meta:image-count="0" meta:object-count="0" meta:page-count="1" meta:paragraph-count="3" meta:word-count="132" meta:character-count="745" meta:non-whitespace-character-count="616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